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 svg:font-family="Consolas"/>
    <style:font-face style:name="Mangal1" svg:font-family="Manga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42in" fo:margin-left="1.2021in" fo:margin-right="3.1188in" table:align="margins"/>
    </style:style>
    <style:style style:name="Table1.A" style:family="table-column">
      <style:table-column-properties style:column-width="0.3438in" style:rel-column-width="495*"/>
    </style:style>
    <style:style style:name="Table1.B" style:family="table-column">
      <style:table-column-properties style:column-width="0.4375in" style:rel-column-width="630*"/>
    </style:style>
    <style:style style:name="Table1.C" style:family="table-column">
      <style:table-column-properties style:column-width="0.3333in" style:rel-column-width="480*"/>
    </style:style>
    <style:style style:name="Table1.F" style:family="table-column">
      <style:table-column-properties style:column-width="0.3542in" style:rel-column-width="510*"/>
    </style:style>
    <style:style style:name="Table1.A1" style:family="table-cell">
      <style:table-cell-properties fo:padding="0.0382in" fo:border-left="0.0007in solid #ffffff" fo:border-right="none" fo:border-top="0.0007in solid #ffffff" fo:border-bottom="0.0007in solid #ffffff"/>
    </style:style>
    <style:style style:name="Table1.G1" style:family="table-cell">
      <style:table-cell-properties fo:padding="0.0382in" fo:border="0.0007in solid #ffffff"/>
    </style:style>
    <style:style style:name="Table1.A2" style:family="table-cell">
      <style:table-cell-properties fo:padding="0.0382in" fo:border-left="0.0007in solid #ffffff" fo:border-right="none" fo:border-top="none" fo:border-bottom="0.0007in solid #ffffff"/>
    </style:style>
    <style:style style:name="Table1.G2" style:family="table-cell">
      <style:table-cell-properties fo:padding="0.0382in" fo:border-left="0.0007in solid #ffffff" fo:border-right="0.0007in solid #ffffff" fo:border-top="none" fo:border-bottom="0.0007in solid #ffffff"/>
    </style:style>
    <style:style style:name="P1" style:family="paragraph" style:parent-style-name="Standard">
      <style:paragraph-properties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2" style:family="paragraph" style:parent-style-name="Standard">
      <style:paragraph-properties fo:orphans="2" fo:widows="2"/>
      <style:text-properties fo:font-variant="normal" fo:text-transform="none" fo:color="#000000" style:font-name="Arial" fo:font-size="12pt" fo:letter-spacing="normal" fo:font-style="italic" style:text-underline-style="none" fo:font-weight="bold" style:font-size-asian="12pt" style:font-style-asian="italic" style:font-size-complex="12pt" style:font-style-complex="italic"/>
    </style:style>
    <style:style style:name="P3" style:family="paragraph" style:parent-style-name="Text_20_body">
      <style:paragraph-properties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 style:family="paragraph" style:parent-style-name="Text_20_body">
      <style:paragraph-properties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 style:family="paragraph" style:parent-style-name="Text_20_body" style:list-style-name="L19">
      <style:paragraph-properties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ext_20_body" style:list-style-name="L29">
      <style:paragraph-properties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orphans="2" fo:widows="2"/>
      <style:text-properties style:font-name="Arial" fo:font-style="italic" style:font-style-asian="italic" style:font-style-complex="italic"/>
    </style:style>
    <style:style style:name="P8" style:family="paragraph" style:parent-style-name="Text_20_body">
      <style:paragraph-properties fo:orphans="2" fo:widows="2"/>
      <style:text-properties style:font-name="Arial" fo:font-style="normal" style:font-style-asian="normal" style:font-style-complex="normal"/>
    </style:style>
    <style:style style:name="P9" style:family="paragraph" style:parent-style-name="Text_20_body" style:list-style-name="L18">
      <style:paragraph-properties fo:orphans="2" fo:widows="2"/>
      <style:text-properties style:font-name="Arial" fo:font-style="normal" style:font-style-asian="normal" style:font-style-complex="normal"/>
    </style:style>
    <style:style style:name="P10" style:family="paragraph" style:parent-style-name="Text_20_body" style:list-style-name="L12">
      <style:paragraph-properties fo:orphans="2" fo:widows="2"/>
      <style:text-properties style:font-name="Arial" fo:font-style="normal" style:font-style-asian="normal" style:font-style-complex="normal"/>
    </style:style>
    <style:style style:name="P11" style:family="paragraph" style:parent-style-name="Text_20_body" style:list-style-name="L13">
      <style:paragraph-properties fo:orphans="2" fo:widows="2"/>
      <style:text-properties style:font-name="Arial" fo:font-style="normal" style:font-style-asian="normal" style:font-style-complex="normal"/>
    </style:style>
    <style:style style:name="P12" style:family="paragraph" style:parent-style-name="Text_20_body" style:list-style-name="L15">
      <style:paragraph-properties fo:orphans="2" fo:widows="2"/>
      <style:text-properties style:font-name="Arial" fo:font-style="normal" style:font-style-asian="normal" style:font-style-complex="normal"/>
    </style:style>
    <style:style style:name="P13" style:family="paragraph" style:parent-style-name="Text_20_body" style:list-style-name="L14">
      <style:paragraph-properties fo:orphans="2" fo:widows="2"/>
      <style:text-properties style:font-name="Arial" fo:font-style="normal" style:font-style-asian="normal" style:font-style-complex="normal"/>
    </style:style>
    <style:style style:name="P14" style:family="paragraph" style:parent-style-name="Text_20_body" style:list-style-name="L16">
      <style:paragraph-properties fo:orphans="2" fo:widows="2"/>
      <style:text-properties style:font-name="Arial" fo:font-style="normal" style:font-style-asian="normal" style:font-style-complex="normal"/>
    </style:style>
    <style:style style:name="P15" style:family="paragraph" style:parent-style-name="Text_20_body" style:list-style-name="L17">
      <style:paragraph-properties fo:orphans="2" fo:widows="2"/>
      <style:text-properties style:font-name="Arial" fo:font-style="normal" style:font-style-asian="normal" style:font-style-complex="normal"/>
    </style:style>
    <style:style style:name="P16" style:family="paragraph" style:parent-style-name="Text_20_body" style:list-style-name="L21">
      <style:paragraph-properties fo:orphans="2" fo:widows="2"/>
      <style:text-properties style:font-name="Arial" fo:font-style="normal" style:font-style-asian="normal" style:font-style-complex="normal"/>
    </style:style>
    <style:style style:name="P17" style:family="paragraph" style:parent-style-name="Text_20_body" style:list-style-name="L22">
      <style:paragraph-properties fo:orphans="2" fo:widows="2"/>
      <style:text-properties style:font-name="Arial" fo:font-style="normal" style:font-style-asian="normal" style:font-style-complex="normal"/>
    </style:style>
    <style:style style:name="P18" style:family="paragraph" style:parent-style-name="Text_20_body" style:list-style-name="L23">
      <style:paragraph-properties fo:orphans="2" fo:widows="2"/>
      <style:text-properties style:font-name="Arial" fo:font-style="normal" style:font-style-asian="normal" style:font-style-complex="normal"/>
    </style:style>
    <style:style style:name="P19" style:family="paragraph" style:parent-style-name="Text_20_body" style:list-style-name="L24">
      <style:paragraph-properties fo:orphans="2" fo:widows="2"/>
      <style:text-properties style:font-name="Arial" fo:font-style="normal" style:font-style-asian="normal" style:font-style-complex="normal"/>
    </style:style>
    <style:style style:name="P20" style:family="paragraph" style:parent-style-name="Text_20_body" style:list-style-name="L25">
      <style:paragraph-properties fo:orphans="2" fo:widows="2"/>
      <style:text-properties style:font-name="Arial" fo:font-style="normal" style:font-style-asian="normal" style:font-style-complex="normal"/>
    </style:style>
    <style:style style:name="P21" style:family="paragraph" style:parent-style-name="Text_20_body" style:list-style-name="L26">
      <style:paragraph-properties fo:orphans="2" fo:widows="2"/>
      <style:text-properties style:font-name="Arial" fo:font-style="normal" style:font-style-asian="normal" style:font-style-complex="normal"/>
    </style:style>
    <style:style style:name="P22" style:family="paragraph" style:parent-style-name="Text_20_body" style:list-style-name="L27">
      <style:paragraph-properties fo:orphans="2" fo:widows="2"/>
      <style:text-properties style:font-name="Arial" fo:font-style="normal" style:font-style-asian="normal" style:font-style-complex="normal"/>
    </style:style>
    <style:style style:name="P23" style:family="paragraph" style:parent-style-name="Text_20_body" style:list-style-name="L28">
      <style:paragraph-properties fo:orphans="2" fo:widows="2"/>
      <style:text-properties style:font-name="Arial" fo:font-style="normal" style:font-style-asian="normal" style:font-style-complex="normal"/>
    </style:style>
    <style:style style:name="P24" style:family="paragraph" style:parent-style-name="Text_20_body" style:list-style-name="L30">
      <style:paragraph-properties fo:orphans="2" fo:widows="2"/>
      <style:text-properties style:font-name="Arial" fo:font-style="normal" style:font-style-asian="normal" style:font-style-complex="normal"/>
    </style:style>
    <style:style style:name="P25" style:family="paragraph" style:parent-style-name="Text_20_body">
      <style:paragraph-properties fo:orphans="2" fo:widows="2"/>
      <style:text-properties style:font-name="Arial" fo:font-size="12pt" fo:font-style="normal" style:text-underline-style="none" style:font-size-asian="12pt" style:font-style-asian="normal" style:font-size-complex="12pt" style:font-style-complex="normal"/>
    </style:style>
    <style:style style:name="P26"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7" style:family="paragraph" style:parent-style-name="Text_20_body">
      <style:paragraph-properties fo:margin-top="0in" fo:margin-bottom="0in"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28" style:family="paragraph" style:parent-style-name="Text_20_body" style:list-style-name="L3">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29" style:family="paragraph" style:parent-style-name="Text_20_body" style:list-style-name="L4">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0" style:family="paragraph" style:parent-style-name="Text_20_body" style:list-style-name="L5">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1" style:family="paragraph" style:parent-style-name="Text_20_body" style:list-style-name="L6">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2" style:family="paragraph" style:parent-style-name="Text_20_body" style:list-style-name="L7">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3" style:family="paragraph" style:parent-style-name="Text_20_body" style:list-style-name="L8">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4" style:family="paragraph" style:parent-style-name="Text_20_body" style:list-style-name="L9">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5" style:family="paragraph" style:parent-style-name="Text_20_body" style:list-style-name="L10">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6" style:family="paragraph" style:parent-style-name="Text_20_body" style:list-style-name="L11">
      <style:paragraph-properties fo:margin-top="0in" fo:margin-bottom="0in"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7" style:family="paragraph" style:parent-style-name="Text_20_body">
      <style:paragraph-properties fo:margin-top="0in" fo:margin-bottom="0in" fo:orphans="2" fo:widows="2" fo:break-before="page"/>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38" style:family="paragraph" style:parent-style-name="Text_20_body">
      <style:paragraph-properties fo:orphans="2" fo:widows="2" fo:break-before="page"/>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39" style:family="paragraph" style:parent-style-name="Text_20_body">
      <style:paragraph-properties fo:orphans="2" fo:widows="2" fo:break-before="page"/>
      <style:text-properties fo:font-variant="normal" fo:text-transform="none" fo:color="#0000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Table_20_Contents">
      <style:paragraph-properties fo:text-align="center" style:justify-single-word="false"/>
      <style:text-properties style:font-name="Arial" fo:font-size="12pt" style:font-size-asian="12pt" style:font-size-complex="12pt"/>
    </style:style>
    <style:style style:name="P41" style:family="paragraph">
      <style:paragraph-properties fo:text-align="center"/>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fo:background-color="transparent"/>
    </style:style>
    <style:style style:name="T4" style:family="text">
      <style:text-properties fo:font-weight="normal" fo:background-color="transparent" style:font-weight-asian="normal" style:font-weight-complex="normal"/>
    </style:style>
    <style:style style:name="T5" style:family="text">
      <style:text-properties fo:font-style="normal" style:font-style-asian="normal" style:font-style-complex="normal"/>
    </style:style>
    <style:style style:name="T6" style:family="text">
      <style:text-properties fo:font-variant="normal" fo:text-transform="none" fo:color="#000000"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fo:font-size="12pt" fo:letter-spacing="normal" fo:font-style="italic" style:text-underline-style="none" fo:font-weight="normal" fo:background-color="transparent" style:font-size-asian="12pt" style:font-style-asian="italic" style:font-size-complex="12pt" style:font-style-complex="italic"/>
    </style:style>
    <style:style style:name="T8" style:family="text">
      <style:text-properties fo:font-variant="normal" fo:text-transform="none" fo:color="#000000" fo:font-size="12pt" fo:letter-spacing="normal" style:text-underline-style="none" fo:font-weight="normal" fo:background-color="transparent" style:font-size-asian="12pt" style:font-weight-asian="normal" style:font-size-complex="12pt" style:font-weight-complex="normal"/>
    </style:style>
    <style:style style:name="T9" style:family="text">
      <style:text-properties fo:font-variant="normal" fo:text-transform="none" fo:color="#000000" fo:font-size="12pt" fo:letter-spacing="normal" style:text-underline-style="none" fo:font-weight="normal" fo:background-color="transparent" style:font-size-asian="12pt" style:font-size-complex="12pt"/>
    </style:style>
    <style:style style:name="T10" style:family="text">
      <style:text-properties fo:font-variant="normal" fo:text-transform="none" fo:color="#000000" fo:letter-spacing="normal" fo:font-weight="bold"/>
    </style:style>
    <style:style style:name="T11" style:family="text">
      <style:text-properties fo:font-variant="normal" fo:text-transform="none" fo:color="#000000" fo:letter-spacing="normal" fo:font-weight="bold" fo:background-color="transparent"/>
    </style:style>
    <style:style style:name="T12" style:family="text">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Arial" fo:font-size="12pt" fo:letter-spacing="normal" style:text-underline-style="none" fo:font-weight="normal" fo:background-color="transparent" style:font-size-asian="12pt" style:font-weight-asian="normal" style:font-size-complex="12pt"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fo:background-color="transparent" style:font-style-asian="italic" style:font-style-complex="italic"/>
    </style:style>
    <style:style style:name="T17" style:family="text">
      <style:text-properties fo:font-style="italic" fo:font-weight="normal" fo:background-color="transparent" style:font-style-asian="italic" style:font-weight-asian="normal" style:font-style-complex="italic" style:font-weight-complex="normal"/>
    </style:style>
    <style:style style:name="T18" style:family="text">
      <style:text-properties style:font-name="Arial" fo:font-style="normal" style:font-style-asian="normal" style:font-style-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37in" fo:text-indent="-0.25in" fo:margin-left="3.0437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vertical-pos="from-top" style:vertical-rel="page" style:horizontal-pos="from-left" style:horizontal-rel="paragraph"/>
    </style:style>
    <style:style style:name="gr2" style:family="graphic">
      <style:graphic-properties svg:stroke-color="#000000" draw:fill="solid" draw:fill-color="#000000"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0" draw:style-name="gr1">
        <draw:rect draw:style-name="gr2" draw:text-style-name="P41" svg:width="2.1669in" svg:height="1.7524in" svg:x="1.9319in" svg:y="5.148in">
          <text:p/>
        </draw:rect>
        <draw:rect draw:style-name="gr3" draw:text-style-name="P41" svg:width="0.2713in" svg:height="0.2504in" svg:x="1.9319in" svg:y="5.148in">
          <text:p text:style-name="P41">C</text:p>
        </draw:rect>
        <draw:rect draw:style-name="gr3" draw:text-style-name="P41" svg:width="0.2713in" svg:height="0.2504in" svg:x="1.9319in" svg:y="5.398in">
          <text:p text:style-name="P41">A</text:p>
        </draw:rect>
        <draw:rect draw:style-name="gr3" draw:text-style-name="P41" svg:width="0.2713in" svg:height="0.2504in" svg:x="1.9319in" svg:y="5.648in">
          <text:p text:style-name="P41">T</text:p>
        </draw:rect>
        <draw:rect draw:style-name="gr3" draw:text-style-name="P41" svg:width="0.2713in" svg:height="0.2504in" svg:x="1.9319in" svg:y="5.898in">
          <text:p text:style-name="P41">S</text:p>
        </draw:rect>
        <draw:rect draw:style-name="gr3" draw:text-style-name="P41" svg:width="0.2713in" svg:height="0.2504in" svg:x="2.2028in" svg:y="5.898in">
          <text:p text:style-name="P41">O</text:p>
        </draw:rect>
        <draw:rect draw:style-name="gr3" draw:text-style-name="P41" svg:width="0.2713in" svg:height="0.2504in" svg:x="2.4736in" svg:y="5.898in">
          <text:p text:style-name="P41">F</text:p>
        </draw:rect>
        <draw:rect draw:style-name="gr3" draw:text-style-name="P41" svg:width="0.2713in" svg:height="0.2504in" svg:x="2.7445in" svg:y="5.898in">
          <text:p text:style-name="P41">T</text:p>
        </draw:rect>
        <draw:rect draw:style-name="gr3" draw:text-style-name="P41" svg:width="0.2713in" svg:height="0.2504in" svg:x="3.0154in" svg:y="5.898in">
          <text:p text:style-name="P41">W</text:p>
        </draw:rect>
        <draw:rect draw:style-name="gr3" draw:text-style-name="P41" svg:width="0.2713in" svg:height="0.2504in" svg:x="3.2862in" svg:y="5.898in">
          <text:p text:style-name="P41">A</text:p>
        </draw:rect>
        <draw:rect draw:style-name="gr3" draw:text-style-name="P41" svg:width="0.2713in" svg:height="0.2504in" svg:x="3.5571in" svg:y="5.898in">
          <text:p text:style-name="P41">R</text:p>
        </draw:rect>
        <draw:rect draw:style-name="gr3" draw:text-style-name="P41" svg:width="0.2713in" svg:height="0.2504in" svg:x="3.8276in" svg:y="5.898in">
          <text:p text:style-name="P41">E</text:p>
        </draw:rect>
        <draw:rect draw:style-name="gr3" draw:text-style-name="P41" svg:width="0.2713in" svg:height="0.2504in" svg:x="3.0154in" svg:y="5.148in">
          <text:p text:style-name="P41">C</text:p>
        </draw:rect>
        <draw:rect draw:style-name="gr3" draw:text-style-name="P41" svg:width="0.2713in" svg:height="0.2504in" svg:x="3.0154in" svg:y="5.398in">
          <text:p text:style-name="P41">L</text:p>
        </draw:rect>
        <draw:rect draw:style-name="gr3" draw:text-style-name="P41" svg:width="0.2713in" svg:height="0.2504in" svg:x="3.0154in" svg:y="5.648in">
          <text:p text:style-name="P41">A</text:p>
        </draw:rect>
        <draw:rect draw:style-name="gr3" draw:text-style-name="P41" svg:width="0.2713in" svg:height="0.2504in" svg:x="3.2862in" svg:y="5.398in">
          <text:p text:style-name="P41">O</text:p>
        </draw:rect>
        <draw:rect draw:style-name="gr3" draw:text-style-name="P41" svg:width="0.2713in" svg:height="0.2504in" svg:x="3.5571in" svg:y="5.398in">
          <text:p text:style-name="P41">F</text:p>
        </draw:rect>
        <draw:rect draw:style-name="gr3" draw:text-style-name="P41" svg:width="0.2713in" svg:height="0.2504in" svg:x="3.8276in" svg:y="5.398in">
          <text:p text:style-name="P41">T</text:p>
        </draw:rect>
        <draw:rect draw:style-name="gr3" draw:text-style-name="P41" svg:width="0.2713in" svg:height="0.2504in" svg:x="2.2028in" svg:y="6.148in">
          <text:p text:style-name="P41">N</text:p>
        </draw:rect>
        <draw:rect draw:style-name="gr3" draw:text-style-name="P41" svg:width="0.2713in" svg:height="0.2504in" svg:x="2.2028in" svg:y="6.398in">
          <text:p text:style-name="P41">L</text:p>
        </draw:rect>
        <draw:rect draw:style-name="gr3" draw:text-style-name="P41" svg:width="0.2713in" svg:height="0.2504in" svg:x="2.2028in" svg:y="6.648in">
          <text:p text:style-name="P41">Y</text:p>
        </draw:rect>
        <draw:rect draw:style-name="gr3" draw:text-style-name="P41" svg:width="0.2713in" svg:height="0.2504in" svg:x="3.5571in" svg:y="6.15in">
          <text:p text:style-name="P41">A</text:p>
        </draw:rect>
        <draw:rect draw:style-name="gr3" draw:text-style-name="P41" svg:width="0.2713in" svg:height="0.2504in" svg:x="3.5571in" svg:y="6.4in">
          <text:p text:style-name="P41">R</text:p>
        </draw:rect>
        <draw:rect draw:style-name="gr3" draw:text-style-name="P41" svg:width="0.2713in" svg:height="0.2504in" svg:x="3.5571in" svg:y="6.65in">
          <text:p text:style-name="P41">E</text:p>
        </draw:rect>
      </draw:g>
      <text:p text:style-name="P26"/>
      <text:p text:style-name="P26"/>
      <text:p text:style-name="P26"><text:bookmark text:name="internal-source-marker_0.3144290957134217"/>Project Proposal: Word-Search and Crossword Puzzles</text:p>
      <text:p text:style-name="P3"><text:line-break/><text:span text:style-name="T1">Overview:</text:span></text:p>
      <text:p text:style-name="P3"><text:line-break/><text:span text:style-name="T3">Word-Searches and Crossword Puzzles are games with letters laid out in a grid like pattern with the goal of finding words within the grid or that will fit in an empty grid. Difficulty for both puzzles increased depending on the size of the grid and complexity/length of words within it.</text:span><text:line-break/><text:line-break/><text:span text:style-name="T3">Word Searches specifically have a grid filled entirely of letters, and words are hidden within the grid. Words may be vertical, horizontal, or even diagonal within the grid. Sometimes a list of words to be searched for is included, but is not required.</text:span><text:line-break/><text:line-break/><text:span text:style-name="T3">Crossword Puzzles have a grid filled with blanks (white) and unfillable (black) areas, and words are to be discovered (often with the help of clues) and written in the blanks. An additional requirement of crosswords is that all possible blanks must match together to form a word.</text:span><text:line-break/></text:p>
      <text:p text:style-name="P38">Word Search <text:span text:style-name="T1">Basic Operations:</text:span></text:p>
      <text:p text:style-name="P3"><text:line-break/><text:span text:style-name="T16">create-wordsearch</text:span></text:p>
      <text:p text:style-name="P3"><text:span text:style-name="T3"><text:s text:c="2"/></text:span><text:span text:style-name="T16"><text:s text:c="2"/>Operands</text:span><text:span text:style-name="T17">:</text:span></text:p>
      <text:list xml:id="list680579638985164399" text:style-name="L12">
        <text:list-item>
          <text:p text:style-name="P10"><text:span text:style-name="T6">words</text:span><text:span text:style-name="T8"> – a list of words to create the search</text:span></text:p>
        </text:list-item>
      </text:list>
      <text:p text:style-name="P8"><text:span text:style-name="T8"><text:s text:c="4"/></text:span><text:span text:style-name="T6">Result:</text:span></text:p>
      <text:list xml:id="list5661557770618652709" text:style-name="L13">
        <text:list-item>
          <text:p text:style-name="P11"><text:span text:style-name="T6">wordsearch</text:span><text:span text:style-name="T8"> – a list of lists representing the game board</text:span></text:p>
          <text:p text:style-name="P11"><text:span text:style-name="T8"/></text:p>
        </text:list-item>
      </text:list>
      <text:p text:style-name="P2"><text:span text:style-name="T3">create-board</text:span></text:p>
      <text:p text:style-name="P8"><text:span text:style-name="T9"><text:s/></text:span><text:span text:style-name="T7"><text:s text:c="3"/>Operands</text:span><text:span text:style-name="T6">:</text:span></text:p>
      <text:list xml:id="list4404720561612682753" text:style-name="L15">
        <text:list-item>
          <text:p text:style-name="P12"><text:span text:style-name="T6">words</text:span><text:span text:style-name="T8"> – a list of words to create the search</text:span></text:p>
        </text:list-item>
        <text:list-item>
          <text:p text:style-name="P12"><text:span text:style-name="T6">difficulty </text:span><text:span text:style-name="T8">– <text:s/>integer representing the difficulty in which the board is created </text:span></text:p>
        </text:list-item>
      </text:list>
      <text:p text:style-name="P8"><text:span text:style-name="T8"><text:s text:c="4"/></text:span><text:span text:style-name="T6">Result:</text:span></text:p>
      <text:list xml:id="list372698298233088149" text:style-name="L14">
        <text:list-item>
          <text:p text:style-name="P13"><text:span text:style-name="T6">board</text:span><text:span text:style-name="T8"> – the game board with all of the words input</text:span></text:p>
          <text:p text:style-name="P13"><text:span text:style-name="T8"/></text:p>
        </text:list-item>
      </text:list>
      <text:p text:style-name="P2"><text:span text:style-name="T3">placement-type</text:span></text:p>
      <text:p text:style-name="P3"><text:span text:style-name="T3"><text:s text:c="4"/>Operands</text:span><text:span text:style-name="T4">:</text:span></text:p>
      <text:list xml:id="list30585168" text:continue-list="list680579638985164399" text:style-name="L12">
        <text:list-header>
          <text:p text:style-name="P10"><text:span text:style-name="T8">None</text:span></text:p>
        </text:list-header>
      </text:list>
      <text:p text:style-name="P8"><text:span text:style-name="T8"><text:s text:c="4"/></text:span><text:span text:style-name="T6">Result:</text:span></text:p>
      <text:list xml:id="list3207092541955437204" text:style-name="L16">
        <text:list-item>
          <text:p text:style-name="P14"><text:span text:style-name="T6">type</text:span><text:span text:style-name="T8"> – random number between 1 and 6 which represents how word is laid out (reverse horizontal, reverse vertical, reverse diagonal, diagonal, vertical, horizontal)</text:span></text:p>
        </text:list-item>
      </text:list>
      <text:p text:style-name="P7"><text:span text:style-name="T8">fill-board</text:span></text:p>
      <text:p text:style-name="P1"><text:span text:style-name="T3"><text:s text:c="4"/></text:span><text:span text:style-name="T16">Operands</text:span><text:span text:style-name="T17">:</text:span></text:p>
      <text:list xml:id="list3399767302951928631" text:style-name="L18">
        <text:list-item>
          <text:p text:style-name="P9"><text:span text:style-name="T15">board</text:span> – board with filled in words needs to be filled with random letters</text:p>
        </text:list-item>
      </text:list>
      <text:p text:style-name="P8"><text:span text:style-name="T8"><text:s text:c="4"/></text:span><text:span text:style-name="T6">Result:</text:span></text:p>
      <text:list xml:id="list2394383057216540647" text:style-name="L17">
        <text:list-item>
          <text:p text:style-name="P15"><text:span text:style-name="T6">full-board </text:span><text:span text:style-name="T8">– board fully filled out</text:span></text:p>
        </text:list-item>
      </text:list>
      <text:p text:style-name="P3"><text:line-break/><text:span text:style-name="T16">solve-search</text:span></text:p>
      <text:p text:style-name="P1"><text:span text:style-name="T3"><text:s text:c="4"/></text:span><text:span text:style-name="T16">Operands</text:span><text:span text:style-name="T17">:</text:span></text:p>
      <text:list xml:id="list5783180127103894843" text:style-name="L21">
        <text:list-item>
          <text:p text:style-name="P16"><text:span text:style-name="T15">wordsearch</text:span>- the full wordsearch</text:p>
        </text:list-item>
        <text:list-item>
          <text:p text:style-name="P16"><text:span text:style-name="T15">words</text:span> – the specified words looked for </text:p>
        </text:list-item>
      </text:list>
      <text:p text:style-name="P8"><text:span text:style-name="T8"><text:s text:c="4"/></text:span><text:span text:style-name="T6">Result:</text:span></text:p>
      <text:list xml:id="list2901951822790926632" text:style-name="L19">
        <text:list-item>
          <text:p text:style-name="P5"><text:span text:style-name="T1">coordinates – coordinates representing indeces of a matrix of the game board where each word can be found</text:span></text:p>
        </text:list-item>
      </text:list>
      <text:p text:style-name="P3"><text:span text:style-name="T3"/></text:p>
      <text:p text:style-name="P3"><text:span text:style-name="T3"/></text:p>
      <text:p text:style-name="P38">Crossword <text:span text:style-name="T1">Basic Operations:</text:span></text:p>
      <text:p text:style-name="P3"><text:line-break/><text:span text:style-name="T16">create-crossword</text:span></text:p>
      <text:p text:style-name="P8"><text:span text:style-name="T9"><text:s text:c="2"/></text:span><text:span text:style-name="T7"><text:s text:c="2"/>Operands</text:span><text:span text:style-name="T6">:</text:span></text:p>
      <text:list xml:id="list1365097229539088005" text:style-name="L30">
        <text:list-item>
          <text:p text:style-name="P24"><text:span text:style-name="T8">words – a list of words to create the search</text:span></text:p>
        </text:list-item>
        <text:list-item>
          <text:p text:style-name="P24"><text:span text:style-name="T8">hints – a list of words</text:span></text:p>
        </text:list-item>
      </text:list>
      <text:p text:style-name="P8"><text:span text:style-name="T8"><text:s text:c="4"/></text:span><text:span text:style-name="T6">Result:</text:span></text:p>
      <text:list xml:id="list560659557651317327" text:style-name="L22">
        <text:list-item>
          <text:p text:style-name="P17"><text:span text:style-name="T6">crossword</text:span><text:span text:style-name="T8"> – the generated puzzle</text:span></text:p>
          <text:p text:style-name="P17"><text:span text:style-name="T8"/></text:p>
        </text:list-item>
      </text:list>
      <text:p text:style-name="P2"><text:span text:style-name="T3">create-board</text:span></text:p>
      <text:p text:style-name="P8"><text:span text:style-name="T9"><text:s/></text:span><text:span text:style-name="T7"><text:s text:c="3"/>Operands</text:span><text:span text:style-name="T6">:</text:span></text:p>
      <text:list xml:id="list6676197216384167102" text:style-name="L23">
        <text:list-item>
          <text:p text:style-name="P18"><text:span text:style-name="T6">words</text:span><text:span text:style-name="T8"> – the list of words to create the board</text:span></text:p>
        </text:list-item>
      </text:list>
      <text:p text:style-name="P8"><text:span text:style-name="T8"><text:s text:c="4"/></text:span><text:span text:style-name="T6">Result:</text:span></text:p>
      <text:list xml:id="list4513169679878118292" text:style-name="L24">
        <text:list-item>
          <text:p text:style-name="P19"><text:span text:style-name="T6">board</text:span><text:span text:style-name="T8"> – the game board with all of the words input</text:span></text:p>
          <text:p text:style-name="P19"><text:span text:style-name="T8"/></text:p>
        </text:list-item>
      </text:list>
      <text:p text:style-name="P3"><text:span text:style-name="T16"/></text:p>
      <text:p text:style-name="P3"><text:span text:style-name="T3"/></text:p>
      <text:p text:style-name="P39"><text:span text:style-name="T1">Crossword Puzzle Basic Operations:</text:span></text:p>
      <text:p text:style-name="P3"><text:span text:style-name="T3"/></text:p>
      <text:p text:style-name="P3"><text:span text:style-name="T3">Operands</text:span></text:p>
      <text:list xml:id="list1526494689295504865" text:style-name="L3">
        <text:list-item>
          <text:p text:style-name="P28">Input wordsearch</text:p>
        </text:list-item>
        <text:list-item>
          <text:p text:style-name="P28">dictionary of possible words</text:p>
        </text:list-item>
      </text:list>
      <text:p text:style-name="P4">Result</text:p>
      <text:list xml:id="list5859475068478049731" text:style-name="L4">
        <text:list-item>
          <text:p text:style-name="P29">list of all words found and their coordinates</text:p>
        </text:list-item>
      </text:list>
      <text:p text:style-name="P3"><text:line-break/><text:span text:style-name="T3">CreateCrossword</text:span><text:line-break/><text:span text:style-name="T3">Operands</text:span></text:p>
      <text:list xml:id="list142881275024402602" text:style-name="L5">
        <text:list-item>
          <text:p text:style-name="P30">Words - typed list alongside their hints</text:p>
        </text:list-item>
        <text:list-item>
          <text:p text:style-name="P30">Size of the minimum table (level of difficulty)</text:p>
        </text:list-item>
      </text:list>
      <text:p text:style-name="P4">Result</text:p>
      <text:list xml:id="list6618809573375523897" text:style-name="L6">
        <text:list-item>
          <text:p text:style-name="P31">Output crossword</text:p>
        </text:list-item>
      </text:list>
      <text:p text:style-name="P3"><text:line-break/><text:span text:style-name="T1">Additional Operations:</text:span><text:line-break/><text:line-break/><text:span text:style-name="T3">RandomNumber</text:span><text:line-break/><text:span text:style-name="T3">Operands</text:span></text:p>
      <text:list xml:id="list8591340844983994881" text:style-name="L7">
        <text:list-item>
          <text:p text:style-name="P32">Min value</text:p>
        </text:list-item>
        <text:list-item>
          <text:p text:style-name="P32">Max value</text:p>
        </text:list-item>
      </text:list>
      <text:p text:style-name="P4">Result</text:p>
      <text:list xml:id="list739612966242805699" text:style-name="L8">
        <text:list-item>
          <text:p text:style-name="P33">Random number between min and max</text:p>
        </text:list-item>
      </text:list>
      <text:p text:style-name="P3"><text:line-break/><text:span text:style-name="T3">HeuristicEngine</text:span><text:line-break/><text:span text:style-name="T3">Operands</text:span></text:p>
      <text:list xml:id="list2427345097896545706" text:style-name="L9">
        <text:list-item>
          <text:p text:style-name="P34">Way of solving wordsearch (Bruteforce, Genetic Algorithm, Simulated Annealing)</text:p>
        </text:list-item>
        <text:list-item>
          <text:p text:style-name="P34">wordsearch</text:p>
        </text:list-item>
      </text:list>
      <text:p text:style-name="P4">Result</text:p>
      <text:list xml:id="list2505192948867905999" text:style-name="L10">
        <text:list-item>
          <text:p text:style-name="P35">Found word.</text:p>
        </text:list-item>
      </text:list>
      <text:p text:style-name="P27"><text:line-break/></text:p>
      <text:p text:style-name="P37"><text:span text:style-name="T1">Test Data and Examples:</text:span><text:line-break/><text:line-break/><text:span text:style-name="T3">Example of a Word-Search</text:span><text:line-break/></text:p>
      <text:p text:style-name="P27"><text:span text:style-name="T3">Given the list of words (Roger, Alpha, Acting, Custard, Reform) a generated puzzle could look like </text:span></text:p>
      <text:p text:style-name="P27"><draw:ellipse text:anchor-type="paragraph" draw:z-index="2" draw:style-name="gr4" draw:text-style-name="P41" svg:width="0.2504in" svg:height="2.0941in" svg:x="3.1339in" svg:y="0.1083in"><text:p/></draw:ellipse><text:span text:style-name="T3"/></text:p>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F" table:number-columns-repeated="2"/>
        <table:table-row>
          <table:table-cell table:style-name="Table1.A1" office:value-type="string">
            <text:p text:style-name="P40">K</text:p>
          </table:table-cell>
          <table:table-cell table:style-name="Table1.A1" office:value-type="string">
            <text:p text:style-name="P40">Q</text:p>
          </table:table-cell>
          <table:table-cell table:style-name="Table1.A1" office:value-type="string">
            <text:p text:style-name="P40">T</text:p>
          </table:table-cell>
          <table:table-cell table:style-name="Table1.A1" office:value-type="string">
            <text:p text:style-name="P40">S</text:p>
          </table:table-cell>
          <table:table-cell table:style-name="Table1.A1" office:value-type="string">
            <text:p text:style-name="P40">Y</text:p>
          </table:table-cell>
          <table:table-cell table:style-name="Table1.A1" office:value-type="string">
            <text:p text:style-name="P40">C</text:p>
          </table:table-cell>
          <table:table-cell table:style-name="Table1.G1" office:value-type="string">
            <text:p text:style-name="P40">A</text:p>
          </table:table-cell>
        </table:table-row>
        <table:table-row>
          <table:table-cell table:style-name="Table1.A2" office:value-type="string">
            <text:p text:style-name="P40">A</text:p>
          </table:table-cell>
          <table:table-cell table:style-name="Table1.A2" office:value-type="string">
            <text:p text:style-name="P40">R</text:p>
          </table:table-cell>
          <table:table-cell table:style-name="Table1.A2" office:value-type="string">
            <text:p text:style-name="P40">Z</text:p>
          </table:table-cell>
          <table:table-cell table:style-name="Table1.A2" office:value-type="string">
            <text:p text:style-name="P40">L</text:p>
          </table:table-cell>
          <table:table-cell table:style-name="Table1.A2" office:value-type="string">
            <text:p text:style-name="P40">H</text:p>
          </table:table-cell>
          <table:table-cell table:style-name="Table1.A2" office:value-type="string">
            <text:p text:style-name="P40">U</text:p>
          </table:table-cell>
          <table:table-cell table:style-name="Table1.G2" office:value-type="string">
            <text:p text:style-name="P40">L</text:p>
          </table:table-cell>
        </table:table-row>
        <table:table-row>
          <table:table-cell table:style-name="Table1.A2" office:value-type="string">
            <text:p text:style-name="P40">E</text:p>
          </table:table-cell>
          <table:table-cell table:style-name="Table1.A2" office:value-type="string">
            <text:p text:style-name="P40">A</text:p>
          </table:table-cell>
          <table:table-cell table:style-name="Table1.A2" office:value-type="string">
            <text:p text:style-name="P40">O</text:p>
          </table:table-cell>
          <table:table-cell table:style-name="Table1.A2" office:value-type="string">
            <text:p text:style-name="P40">B</text:p>
          </table:table-cell>
          <table:table-cell table:style-name="Table1.A2" office:value-type="string">
            <text:p text:style-name="P40">B</text:p>
          </table:table-cell>
          <table:table-cell table:style-name="Table1.A2" office:value-type="string">
            <text:p text:style-name="P40">S</text:p>
          </table:table-cell>
          <table:table-cell table:style-name="Table1.G2" office:value-type="string">
            <text:p text:style-name="P40">P</text:p>
          </table:table-cell>
        </table:table-row>
        <table:table-row>
          <table:table-cell table:style-name="Table1.A2" office:value-type="string">
            <text:p text:style-name="P40">Y</text:p>
          </table:table-cell>
          <table:table-cell table:style-name="Table1.A2" office:value-type="string">
            <text:p text:style-name="P40">D</text:p>
          </table:table-cell>
          <table:table-cell table:style-name="Table1.A2" office:value-type="string">
            <text:p text:style-name="P40">I</text:p>
          </table:table-cell>
          <table:table-cell table:style-name="Table1.A2" office:value-type="string">
            <text:p text:style-name="P40">G</text:p>
          </table:table-cell>
          <table:table-cell table:style-name="Table1.A2" office:value-type="string">
            <text:p text:style-name="P40">V</text:p>
          </table:table-cell>
          <table:table-cell table:style-name="Table1.A2" office:value-type="string">
            <text:p text:style-name="P40">T</text:p>
          </table:table-cell>
          <table:table-cell table:style-name="Table1.G2" office:value-type="string">
            <text:p text:style-name="P40">H</text:p>
          </table:table-cell>
        </table:table-row>
        <table:table-row>
          <table:table-cell table:style-name="Table1.A2" office:value-type="string">
            <text:p text:style-name="P40"><draw:ellipse text:anchor-type="paragraph" draw:z-index="1" draw:style-name="gr4" draw:text-style-name="P41" svg:width="2.313in" svg:height="0.3335in" svg:x="-0.0228in" svg:y="0.1874in"><text:p/></draw:ellipse>U</text:p>
          </table:table-cell>
          <table:table-cell table:style-name="Table1.A2" office:value-type="string">
            <text:p text:style-name="P40">B</text:p>
          </table:table-cell>
          <table:table-cell table:style-name="Table1.A2" office:value-type="string">
            <text:p text:style-name="P40">Z</text:p>
          </table:table-cell>
          <table:table-cell table:style-name="Table1.A2" office:value-type="string">
            <text:p text:style-name="P40">N</text:p>
          </table:table-cell>
          <table:table-cell table:style-name="Table1.A2" office:value-type="string">
            <text:p text:style-name="P40">E</text:p>
          </table:table-cell>
          <table:table-cell table:style-name="Table1.A2" office:value-type="string">
            <text:p text:style-name="P40">A</text:p>
          </table:table-cell>
          <table:table-cell table:style-name="Table1.G2" office:value-type="string">
            <text:p text:style-name="P40">A</text:p>
          </table:table-cell>
        </table:table-row>
        <table:table-row>
          <table:table-cell table:style-name="Table1.A2" office:value-type="string">
            <text:p text:style-name="P40">M</text:p>
          </table:table-cell>
          <table:table-cell table:style-name="Table1.A2" office:value-type="string">
            <text:p text:style-name="P40">R</text:p>
          </table:table-cell>
          <table:table-cell table:style-name="Table1.A2" office:value-type="string">
            <text:p text:style-name="P40">O</text:p>
          </table:table-cell>
          <table:table-cell table:style-name="Table1.A2" office:value-type="string">
            <text:p text:style-name="P40">F</text:p>
          </table:table-cell>
          <table:table-cell table:style-name="Table1.A2" office:value-type="string">
            <text:p text:style-name="P40">E</text:p>
          </table:table-cell>
          <table:table-cell table:style-name="Table1.A2" office:value-type="string">
            <text:p text:style-name="P40">R</text:p>
          </table:table-cell>
          <table:table-cell table:style-name="Table1.G2" office:value-type="string">
            <text:p text:style-name="P40">A</text:p>
          </table:table-cell>
        </table:table-row>
        <table:table-row>
          <table:table-cell table:style-name="Table1.A2" office:value-type="string">
            <text:p text:style-name="P40">K</text:p>
          </table:table-cell>
          <table:table-cell table:style-name="Table1.A2" office:value-type="string">
            <text:p text:style-name="P40">R</text:p>
          </table:table-cell>
          <table:table-cell table:style-name="Table1.A2" office:value-type="string">
            <text:p text:style-name="P40">J</text:p>
          </table:table-cell>
          <table:table-cell table:style-name="Table1.A2" office:value-type="string">
            <text:p text:style-name="P40">E</text:p>
          </table:table-cell>
          <table:table-cell table:style-name="Table1.A2" office:value-type="string">
            <text:p text:style-name="P40">L</text:p>
          </table:table-cell>
          <table:table-cell table:style-name="Table1.A2" office:value-type="string">
            <text:p text:style-name="P40">D</text:p>
          </table:table-cell>
          <table:table-cell table:style-name="Table1.G2" office:value-type="string">
            <text:p text:style-name="P40">M</text:p>
          </table:table-cell>
        </table:table-row>
      </table:table>
      <text:p text:style-name="P27"><text:line-break/><text:line-break/><text:line-break/><text:span text:style-name="T3">Example of a Crossword Puzzle:</text:span><text:line-break/><text:line-break/><text:line-break/><text:line-break/></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8"><text:span text:style-name="T1"/></text:p>
      <text:p text:style-name="P3"><text:span text:style-name="T1">Base Code and Other Implementations:</text:span><text:line-break/><text:line-break/><text:span text:style-name="T1">Future Options:</text:span></text:p>
      <text:list xml:id="list6870714528155283215" text:style-name="L11">
        <text:list-item>
          <text:p text:style-name="P36">File IO - output of generated and solved word-searches and crosswords to a file.</text:p>
        </text:list-item>
        <text:list-item>
          <text:p text:style-name="P36">HTML/Javascript Output - output of generated and solved word-searches and crosswords to a formatted file with interaction accomplished through Javascript.</text:p>
        </text:list-item>
        <text:list-item>
          <text:p text:style-name="P36">Utilize a web server to host these tools with an HTML front end to input words and let ACL2 handle all of the back end work.</text:p>
        </text:list-item>
        <text:list-item>
          <text:p text:style-name="P36">Crossword puzzle solver.</text:p>
        </text:list-item>
        <text:list-item>
          <text:p text:style-name="P36">Additional Games - Sudoku, Crossnumbers, Anagrams.</text:p>
        </text:list-item>
      </text:list>
      <text:p text:style-name="P25"><text:span text:style-name="T10"><text:line-break/></text:span><text:span text:style-name="T11">Prob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 svg:font-family="Consolas"/>
    <style:font-face style:name="Mangal1" svg:font-family="Manga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9:10:55.17</meta:creation-date>
    <dc:date>2013-01-23T10:28:10.95</dc:date>
    <meta:editing-duration>PT14H45M13S</meta:editing-duration>
    <meta:editing-cycles>4</meta:editing-cycles>
    <meta:generator>OpenOffice.org/3.4.1$Win32 OpenOffice.org_project/341m1$Build-9593</meta:generator>
    <meta:document-statistic meta:table-count="1" meta:image-count="0" meta:object-count="0" meta:page-count="6" meta:paragraph-count="124" meta:word-count="602" meta:character-count="3421"/>
  </office:meta>
</office:document-meta>
</file>